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line-through-style="solid" style:text-position="0% 100%" style:text-underline-style="none"/>
    </style:style>
    <style:style style:name="T7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Delivered on the 2<text:span text:style-name="T2">d</text:span><text:span text:style-name="T3"> anniversary/</text:span></text:p>
      <text:p text:style-name="P7"><text:span text:style-name="T3">of the Society for preventing cruelty/</text:span></text:p>
      <text:p text:style-name="P7"><text:span text:style-name="T3">to children/</text:span></text:p>
      <text:p text:style-name="P7"><text:span text:style-name="T3">[Hebrew]/</text:span></text:p>
      <text:p text:style-name="P7"><text:span text:style-name="T3"/></text:p>
      <text:p text:style-name="P6"><text:span text:style-name="T3">[Page 1]</text:span></text:p>
      <text:p text:style-name="P6"><text:span text:style-name="T3">You will pardon me, Ladies and Gentlemen, if instead/ of addressing those who are present, I direct my words/ to persons who have stayed away. <text:s/>I take it for/ granted, that </text:span><text:span text:style-name="T4">croakers</text:span><text:span text:style-name="T5"> did not put in an appearance/ at a meeting, where the actors in a human under-/-taking, exchange gratulations as the sole-reward for/ their good deeds. <text:s/>Still, individuals who habi-/-tually grumble may be reached by proxy. <text:s/>We all/ know of such. <text:s/>The lugubrious looks they put on,/ their uniform lamentations over a social degeneracy, point/ them out. <text:s/>Thus, the little I mean to tell here, being/ repeated outside, may perhaps enter unwilling ears./ <text:s/>But....I must beg your pardon again. <text:s/>Is it not/ myself that wishes to lecture to absent fault-finders./ <text:s/>A preacher of much higher authority and wider experience/ than a local minister, calls them by the title of shallow-/minded and foolish people. <text:s/>The unenviable epi-/-thet may be seen imprinted in very legible characters in/ a book written for a universal application. <text:s/>He that runs/ may read this sentence: "Do not say, how it is that former/ days were better than these, for it is not wisdom that asketh/ the question."/</text:span></text:p>
      <text:p text:style-name="P6"><text:span text:style-name="T5"/></text:p>
      <text:p text:style-name="P6"><text:span text:style-name="T5">[Page 2]</text:span></text:p>
      <text:p text:style-name="P6"><text:soft-page-break/><text:span text:style-name="T5">You perceive: it is plain talk. <text:s/>One would/ scarcely expect it from a preacher who lived upwards of/ twenty five centuries ago. <text:s/>And if he who moralized/ in that fashion was really Solomon, whose reign/ has been described as the happiest to the Hebrew nation,/ when all sat at ease under their vines and fig-trees, and/ silver could be obtained in larger quantities than even/ in the United States of America after resumption, the/ rebuke has a more ringing sound. <text:s/>It makes the ears/ tingle with the preacher's cry against a circumstance/ discreditable to human nature. <text:s/>Persons who will/ deliberately shut their eyes, while the sun is bright/ and cheering, so that they may complain of the/ dismal gloom prevailing, have always existed./ <text:s/>It does not matter that the social family is mani-/-festly improving. <text:s/>It does not matter that excellent/ men and women work to dislodge wrong from the/ place where it is ensconsed[sic!], and try to raise Right upon/ a lofty pedestal, the sullen noun will still be uttered./ <text:s/>"Oh! for the good old times! <text:s/>What has been accomplished in/ our days that </text:span><text:span text:style-name="T4">begins</text:span><text:span text:style-name="T5"> to compare with the doings of our/ grand-fathers? <text:s/>Why, the troubles now felt everywhere, were/ unknown then."/</text:span></text:p>
      <text:p text:style-name="P6"><text:span text:style-name="T5"/></text:p>
      <text:p text:style-name="P6"><text:span text:style-name="T5">[Page 3]</text:span></text:p>
      <text:p text:style-name="P6"><text:span text:style-name="T5">Well: this murmuring might be attributed to a lack/ of sense, and thus be explained. <text:s/>Ignorance is apt to/ canonize the past, and stigmatise the present as pro-/-fane. <text:s/>But I search somewhat deeper, and discover/ that the sin--I call it by its proper name--the sin/ lies in a measure at the door of the learned; else </text:span><text:span text:style-name="T6">they</text:span><text:span text:style-name="T7"> we/ would not hear songs of praise to heroic eras. <text:s/>The/ learned by placing in the foreground peoples and/ countries incomparably our inferiors; peoples and/ countries that ought to occupy a back seat on the/ stage of the world, contribute</text:span><text:span text:style-name="T6">s</text:span><text:span text:style-name="T7"> to keep up a notion,/ which does much injustice to the age we live in, and/ to our land, which is confessedly a great motive power/ in the march of social progress. <text:s/>I blush for/ mankind, when Sparta and Rome are instanced as/ models to students of history. <text:s/>Gladly would I/ hinder the young from receiving baneful impressions./ <text:s/>Shall we extol a training which reared children as/ savage hyenas, which fired the civilized barbarian with/ the ambition to dye himself in blood at a hand to hand/ fight for the plaudits of inhuman spectators?/</text:span></text:p>
      <text:p text:style-name="P6"><text:span text:style-name="T7"/></text:p>
      <text:p text:style-name="P6"><text:span text:style-name="T7">[Page 4]</text:span></text:p>
      <text:p text:style-name="P6"><text:span text:style-name="T7">Or was it a virtue to expose children to cold, that/ the healthiest might be inured to hardships, and the/ feeblest be consigned to an early grave? <text:s/>Is the feeding/ of all with the vilest of victuals that they might never/ crave for dainties, to command universal approval? <text:s/>Is/ the winking at covert dishonesty by which foreign ene-/-mies should be overreached to be greatly admired? <text:s/>Is/ the ruling of our sons and daughters with rigor, or the/ selling of them like chattel a theme to be rehearsed/ in flowing rhymes? <text:s/>Nor Greek &amp; Latin volumes/ alone disclose a state of society unworthy of the effusions/ of poetry. <text:s/>The history of much later periods obviously/ demonstrates the superiority of the nineteenth century/ and of the country </text:span><text:span text:style-name="T6">made free by</text:span><text:span text:style-name="T7"> which the wise hearted made free./ <text:s/>The Swiss who declared he could not deny quarter/ to one speaking his language has been superseded/ by Americans, who will go in quest of </text:span><text:span text:style-name="T6">both</text:span><text:span text:style-name="T7"> hapless natives/ and strangers, and will shelter, sustain and protect any/ creature, </text:span><text:span text:style-name="T6">who possesses</text:span><text:span text:style-name="T7"> endowed with the divine gift of speech./ <text:s/>We owe it to ourselves to show the young, the develop-/-ment of the principles of Righteousness, whose practical/ application gives our century preeminence, and which will deservedly/ entitle it hereafter to the name of "a golden age"/</text:span></text:p>
      <text:p text:style-name="P6"><text:span text:style-name="T7"/></text:p>
      <text:p text:style-name="P6"><text:span text:style-name="T7">[Page 5]</text:span></text:p>
      <text:p text:style-name="P6"><text:span text:style-name="T7">School-books ought to mark very clearly between/ a fancied glory, and a real greatness; thus making/ our children appreciate what has been done by the/ good and true, to cleanse patriotism form the dross/ of selfishness; to sanctify home, as the laboratory of/ ennobling thoughts; as the seat of comfort, at which/ strength will be gathered to fight the battles of/ Right against Wrong, and from whence many will/ issue forth and gain immortality by devoting their ener-/-gies to the service of a broad humanity./</text:span></text:p>
      <text:p text:style-name="P6"><text:span text:style-name="T7">Let croakers behold that greatness, as partly revealed/ in the working of "a Society for the prevention of cruelty/ to children," a working of philanthropy reverting withal/ the bond of fraternization among the </text:span><text:soft-page-break/><text:span text:style-name="T7">zealous colaborers./ <text:s/>Ladies and Gentlemen. <text:s/>I was painfully affected,/ though not surprised, to read that the accursed vice/ of drunkenness is at the root of the evil, you strive/ to lessen. <text:s/>And I can unfortunately predict that yours/ will be a herculean task; for the votaries of the debasing/ infatuation, receive encouragement from municipal laws un-/-enforced and inoperative. <text:s/>But how higher your merit, when/ undaunted by obstacles you snatch precious souls out of an unholy fire./</text:span></text:p>
      <text:p text:style-name="P6"><text:span text:style-name="T7"/></text:p>
      <text:p text:style-name="P6"><text:span text:style-name="T7">[Page 6]</text:span></text:p>
      <text:p text:style-name="P6"><text:span text:style-name="T7">The sight of quivering flesh torn by the rod of brutal/ masters, inspired the compassionate thought which forged/ thousands of shields to screen a dumb creature; the ex-/-posure of sentient beings to a pitiless treatment from/ unnatural guardians; the dread of a fatal misapplica-/-tion of faculties, as they unfold in the minds of the young,/ created a sacred legion. <text:s/>It vowed to rescue the innocent,/ to elevate man's character, and deliver society from an/ oppressive incubus./</text:span></text:p>
      <text:p text:style-name="P6"><text:span text:style-name="T7">I am thankful for the success thus far attained by/ an organization, whose views I advocated three years ago/ in an inaugural address. <text:s/>I am thankful not as/ representing the victory of any denominational doctrines,/ nor the triumph of my </text:span><text:span text:style-name="T6">belief</text:span><text:span text:style-name="T7"> dogmatic belief; though the/ religion I profess, first taught mankind that the/ proper training of children is the sustaining pillar of/ the social edifice, and that mercy is a Supreme act/ of reverence. <text:s/>But as a member of the human </text:span><text:span text:style-name="T6">race</text:span><text:span text:style-name="T7"> family,/ I delight in and hail every improvement that widens/ the sphere of modern civilization./</text:span></text:p>
      <text:p text:style-name="P6"><text:span text:style-name="T7"/></text:p>
      <text:p text:style-name="P6"><text:span text:style-name="T7">[Page 7]</text:span></text:p>
      <text:p text:style-name="P6"><text:span text:style-name="T7">If I command the century and the country, I live in,/ it is not from a desire to copy a practice quite rife in/ our midst-boasting--a practice, as much to be shunned/ as the habit of croaking. <text:s/>But I pay the present a/ just meed of praise because walking in the light of/ history, I see that we have distanced classic Greece and/ imperial Rome and all heroic eras. <text:s/>We have drawn as a body nearer to/ the standard of Righteousness, by which we all shall/ be judged. <text:s/>That notwithstanding our on-/-ward march, an appalling amount of vice and crime con-/-fronts us by the way, I readily admit. <text:s/>But I am a/ strong believer in the law of progress, as the English bard/ expresses it. <text:s/>"Yet I doubt not through the ages, one increasing/ purpose runs: And the thoughts of men are evidenced with the/ process of the suns." <text:s/>Never will I despair of the future/ of my race. <text:s/>To harbor doubts about our perfectibility,/ would be to offend the good laborers in the cause of hu-/manity. <text:s/>Ladies and Gentlemen. <text:s/>I wish you God-/speed. <text:s/>May the time arrive when your joint endeavours/ will be crowned with the highest success; when/ "A society for the prevention of cruelty to children,"/ will </text:span><text:span text:style-name="T6">no more</text:span><text:span text:style-name="T7"> be needed no more./</text:span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7T12:35:56.21</meta:creation-date>
    <dc:date>2012-09-27T13:33:41.14</dc:date>
    <dc:creator>Penn Libraries</dc:creator>
    <meta:editing-duration>PT00H00M1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1" meta:word-count="1575" meta:character-count="9668"/>
  </office:meta>
</office:document-meta>
</file>